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6pt" officeooo:rsid="000cce0a" officeooo:paragraph-rsid="000e3df8" style:font-size-asian="16pt" style:font-size-complex="16pt"/>
    </style:style>
    <style:style style:name="P3" style:family="paragraph" style:parent-style-name="Standard" style:list-style-name="L2"/>
    <style:style style:name="P4" style:family="paragraph" style:parent-style-name="Standard">
      <style:text-properties officeooo:paragraph-rsid="000e3df8"/>
    </style:style>
    <style:style style:name="T1" style:family="text">
      <style:text-properties fo:font-size="22pt" officeooo:rsid="00042328" style:font-size-asian="22pt" style:font-size-complex="22pt"/>
    </style:style>
    <style:style style:name="T2" style:family="text">
      <style:text-properties officeooo:rsid="000571e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officeooo:rsid="000b154a"/>
    </style:style>
    <style:style style:name="T5" style:family="text">
      <style:text-properties officeooo:rsid="00042328"/>
    </style:style>
    <style:style style:name="T6" style:family="text">
      <style:text-properties officeooo:rsid="000cce0a"/>
    </style:style>
    <style:style style:name="T7" style:family="text">
      <style:text-properties fo:font-size="16pt" officeooo:rsid="000cce0a" style:font-size-asian="16pt" style:font-size-complex="16pt"/>
    </style:style>
    <style:style style:name="T8" style:family="text">
      <style:text-properties officeooo:rsid="000e3df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pósito: CVuilder es una aplicación web que ayuda a las personas que se encuentran en búsqueda laboral activa a crear sus currículums vitae y tener un mayor impact<text:span text:style-name="T8">o.</text:span></text:p>
      <text:p text:style-name="Standard"/>
      <text:p text:style-name="Standard">Funcionalidades:</text:p>
      <text:list text:style-name="L1">
        <text:list-item>
          <text:p text:style-name="P1">Iniciar Sesión </text:p>
        </text:list-item>
        <text:list-item>
          <text:p text:style-name="P1">Vista general</text:p>
        </text:list-item>
        <text:list-item>
          <text:p text:style-name="P1">ABM datos del usuario </text:p>
        </text:list-item>
        <text:list-item>
          <text:p text:style-name="P1">Componer currículum </text:p>
        </text:list-item>
        <text:list-item>
          <text:p text:style-name="P1">Exportar currículum</text:p>
        </text:list-item>
      </text:list>
      <text:p text:style-name="Standard"/>
      <text:p text:style-name="Standard">Requerimientos funcionales</text:p>
      <text:list text:style-name="L2">
        <text:list-item>
          <text:p text:style-name="P3">inicio sesión con Google</text:p>
        </text:list-item>
        <text:list-item>
          <text:p text:style-name="P3">inicio sesión con Github</text:p>
        </text:list-item>
        <text:list-item>
          <text:p text:style-name="P3">cookies de sesión </text:p>
        </text:list-item>
        <text:list-item>
          <text:p text:style-name="P3">cerrar sesión </text:p>
        </text:list-item>
        <text:list-item>
          <text:p text:style-name="P3">mostrar vista general <text:span text:style-name="T1"/></text:p>
        </text:list-item>
        <text:list-item>
          <text:p text:style-name="P3">ABM datos personales de usuario</text:p>
        </text:list-item>
        <text:list-item>
          <text:p text:style-name="P3">ABM acerca del usuario</text:p>
        </text:list-item>
        <text:list-item>
          <text:p text:style-name="P3">ABM habilidades blandas</text:p>
        </text:list-item>
        <text:list-item>
          <text:p text:style-name="P3">ABM habilidades técnicas </text:p>
        </text:list-item>
        <text:list-item>
          <text:p text:style-name="P3">ABM habilidades futuras</text:p>
        </text:list-item>
        <text:list-item>
          <text:p text:style-name="P3">ABM Logros</text:p>
        </text:list-item>
        <text:list-item>
          <text:p text:style-name="P3">ABM Metas</text:p>
        </text:list-item>
        <text:list-item>
          <text:p text:style-name="P3">ABM Estudios</text:p>
        </text:list-item>
        <text:list-item>
          <text:p text:style-name="P3">ABM Idiomas</text:p>
        </text:list-item>
        <text:list-item>
          <text:p text:style-name="P3">ABM Proyectos</text:p>
        </text:list-item>
        <text:list-item>
          <text:p text:style-name="P3">ABM Experiencias laborales</text:p>
        </text:list-item>
        <text:list-item>
          <text:p text:style-name="P3">ABM composición de currículum</text:p>
        </text:list-item>
      </text:list>
      <text:p text:style-name="Standard"/>
      <text:p text:style-name="Standard"><text:span text:style-name="T8">I</text:span>nicio sesión con Google</text:p>
      <text:p text:style-name="Standard">Descripción: El usuario ingresa al sistema usando su cuenta de Google.</text:p>
      <text:p text:style-name="Standard">Prioridad: Alta</text:p>
      <text:p text:style-name="Standard">Como usuario no logueado en el sistema</text:p>
      <text:p text:style-name="Standard">quiero loguearme en el sistema usando la cuenta de Google.</text:p>
      <text:p text:style-name="Standard">Entonces ingreso al sistema </text:p>
      <text:p text:style-name="Standard">Y hago click en el botón “iniciar con Google” </text:p>
      <text:p text:style-name="Standard">Y me logueo en el sistema</text:p>
      <text:p text:style-name="Standard">E ingreso a la Vista general</text:p>
      <text:p text:style-name="Standard"/>
      <text:p text:style-name="Standard"><text:span text:style-name="T8">I</text:span>nicio sesión con Github</text:p>
      <text:p text:style-name="Standard">Descripción: El usuario ingresa al sistema usando su cuenta de Github.</text:p>
      <text:p text:style-name="Standard">Prioridad: Alta</text:p>
      <text:p text:style-name="Standard">Como usuario no logueado en el sistema</text:p>
      <text:p text:style-name="Standard">quiero loguearme en el sistema usando la cuenta de Github.</text:p>
      <text:p text:style-name="Standard">Entonces ingreso al sistema </text:p>
      <text:p text:style-name="Standard">Y hago click en el botón “iniciar con Github” </text:p>
      <text:p text:style-name="Standard">Y me logueo en el sistema</text:p>
      <text:p text:style-name="Standard">E ingreso a la Vista general</text:p>
      <text:p text:style-name="Standard"/>
      <text:p text:style-name="Standard"><text:span text:style-name="T8">C</text:span>ookies de sesión </text:p>
      <text:p text:style-name="Standard">Descripción: Extiende las funcionalidades de login para mantener las sesión abierta del usuario.</text:p>
      <text:p text:style-name="Standard">Prioridad: media.</text:p>
      <text:p text:style-name="Standard">Como usuario va a que iniciar sesión</text:p>
      <text:p text:style-name="Standard">Quiero que la sesión se mantenga abierta</text:p>
      <text:p text:style-name="Standard">Entonces marco la casilla “mantener sesión” antes de presionar el botón de login</text:p>
      <text:p text:style-name="Standard">Y mantiene la sesión abierta</text:p>
      <text:p text:style-name="Standard"><text:soft-page-break/></text:p>
      <text:p text:style-name="Standard"><text:span text:style-name="T8">C</text:span>errar sesión </text:p>
      <text:p text:style-name="Standard">Descripción: permite cerrar la sesión </text:p>
      <text:p text:style-name="Standard">Prioridad: Alta</text:p>
      <text:p text:style-name="Standard">Como usuario logueado</text:p>
      <text:p text:style-name="Standard">Quiero cerrar la sesión </text:p>
      <text:p text:style-name="Standard">Entonces presiono el botón “cerrar sesión”</text:p>
      <text:p text:style-name="Standard">Y se cierra la sesión </text:p>
      <text:p text:style-name="Standard">Y vuelve a la pantalla de login</text:p>
      <text:p text:style-name="Standard"/>
      <text:p text:style-name="Standard"><text:span text:style-name="T8">M</text:span>ostrar vista general </text:p>
      <text:p text:style-name="Standard">Descripción: Muestra la vista general</text:p>
      <text:p text:style-name="Standard">Prioridad: Alta</text:p>
      <text:p text:style-name="Standard">Como usuario logueado</text:p>
      <text:p text:style-name="Standard">Quiero ingresar a la vista general</text:p>
      <text:p text:style-name="Standard">Y ver el botón al ABM datos personales de usuario</text:p>
      <text:p text:style-name="Standard">Y ver el botón al ABM acerca del usuario</text:p>
      <text:p text:style-name="Standard">Y ver el botón al ABM habilidades blandas</text:p>
      <text:p text:style-name="Standard">Y ver el botón al ABM habilidades técnicas </text:p>
      <text:p text:style-name="Standard">Y ver el botón a la vista de habilidades futuras</text:p>
      <text:p text:style-name="Standard">Y ver el botón a la vista de Logros</text:p>
      <text:p text:style-name="Standard">Y ver el botón a la vista de Metas</text:p>
      <text:p text:style-name="Standard">Y ver el botón a la vista de Estudios</text:p>
      <text:p text:style-name="Standard">Y ver el botón a la vista de Idiomas</text:p>
      <text:p text:style-name="Standard">Y ver el botón a la vista de Proyectos</text:p>
      <text:p text:style-name="Standard">Y ver el botón a la vista de Experiencias laborales</text:p>
      <text:p text:style-name="Standard">Y ver el botón a la vista de composición de currículum nuevo</text:p>
      <text:p text:style-name="Standard">Y ver el panel de composición de currículums, que va a mostrar por cada CV existente (o vacío si no hay cargado ninguno) un botón con el símbolo de un documento y como nombre su titulo, ademas un botón “Nuevo CV”</text:p>
      <text:p text:style-name="Standard">Entonces soy redireccionado al loguear</text:p>
      <text:p text:style-name="Standard">O hago click en el logo</text:p>
      <text:p text:style-name="Standard">O hago click en el Home</text:p>
      <text:p text:style-name="Standard">E ingreso a la vista general </text:p>
      <text:p text:style-name="Standard"/>
      <text:p text:style-name="Standard">ABM datos personales de usuario</text:p>
      <text:p text:style-name="Standard">Descripción: muestra una pagina con un formulario para cargar, editar o eliminar los datos personales del usuario.</text:p>
      <text:p text:style-name="Standard">Prioridad: Alta</text:p>
      <text:p text:style-name="Standard">Campos:</text:p>
      <text:p text:style-name="Standard">Identificador de datos personales*</text:p>
      <text:p text:style-name="Standard">Nombre*</text:p>
      <text:p text:style-name="Standard">Apellido*</text:p>
      <text:p text:style-name="Standard">Dirección de email*</text:p>
      <text:p text:style-name="Standard">Vinculo a foto perfil</text:p>
      <text:p text:style-name="Standard">Teléfono</text:p>
      <text:p text:style-name="Standard">Vínculos a webs/redes</text:p>
      <text:p text:style-name="Standard">Licencias</text:p>
      <text:p text:style-name="Standard">Disponibilidad laboral</text:p>
      <text:p text:style-name="Standard">Presencialidad</text:p>
      <text:p text:style-name="Standard">Relocalización</text:p>
      <text:p text:style-name="Standard">Estado civil</text:p>
      <text:p text:style-name="Standard">Fecha de nacimiento</text:p>
      <text:p text:style-name="Standard">Nacionalidad</text:p>
      <text:p text:style-name="Standard">Lugar de residencia*</text:p>
      <text:p text:style-name="Standard"/>
      <text:p text:style-name="Standard"><text:soft-page-break/>Como usuario logueado</text:p>
      <text:p text:style-name="Standard">Quiero crear datos personales del usuario</text:p>
      <text:p text:style-name="Standard">Entonces hago click en el botón “Datos personales”</text:p>
      <text:p text:style-name="Standard">Y me sugiere datos si ya hay datos ya guardados</text:p>
      <text:p text:style-name="Standard">Y completo al menos los campos obligatorios</text:p>
      <text:p text:style-name="Standard">Y presiono el botón “Guardar cambios”</text:p>
      <text:p text:style-name="Standard">Y guarda los datos </text:p>
      <text:p text:style-name="Standard">Y vuelvo a la vista general</text:p>
      <text:p text:style-name="Standard"/>
      <text:p text:style-name="Standard">Como usuario logueado</text:p>
      <text:p text:style-name="Standard">Quiero modificar un ítem de datos personales del usuario</text:p>
      <text:p text:style-name="Standard">Entonces hago click en el ítem “Datos personales” que quiero modificar</text:p>
      <text:p text:style-name="Standard">Y modifico los campos sin dejar vacíos al menos los obligatorios </text:p>
      <text:p text:style-name="Standard">Y presiono el botón “Modificar”</text:p>
      <text:p text:style-name="Standard">Y se modifican los datos </text:p>
      <text:p text:style-name="Standard">Y vuelvo a la vista general</text:p>
      <text:p text:style-name="Standard"/>
      <text:p text:style-name="Standard">Como usuario logueado</text:p>
      <text:p text:style-name="Standard">Quiero dar de baja un ítem de datos personales del usuario</text:p>
      <text:p text:style-name="Standard">Entonces hago click en el ítem “Datos personales” que quiero dar de baja</text:p>
      <text:p text:style-name="Standard">Y hago click en “borrar datos” </text:p>
      <text:p text:style-name="Standard">Y se elimina el ítem</text:p>
      <text:p text:style-name="Standard">Y vuelvo a la vista general</text:p>
      <text:p text:style-name="Standard"/>
      <text:p text:style-name="Standard">ABM acerca del usuario</text:p>
      <text:p text:style-name="Standard">Descripción: Muestra un formulario para cargar, editar o eliminar breves descripciones del usuario para distintos fines.</text:p>
      <text:p text:style-name="Standard">Prioridad: Alta</text:p>
      <text:p text:style-name="Standard">Campos:</text:p>
      <text:p text:style-name="Standard">Identificador de la descripción*</text:p>
      <text:p text:style-name="Standard">Descripción*</text:p>
      <text:p text:style-name="Standard"/>
      <text:p text:style-name="Standard"/>
      <text:p text:style-name="Standard">Alta:</text:p>
      <text:p text:style-name="Standard">Como usuario logueado</text:p>
      <text:p text:style-name="Standard">Quiero dar de alta una nueva descripción </text:p>
      <text:p text:style-name="Standard">Entonces hago click en el botón “Ver descripciones”</text:p>
      <text:p text:style-name="Standard">Y abre una vista con las descripciones ya guardadas si existieran</text:p>
      <text:p text:style-name="Standard">Y hago click en el botón “Crear descripción”</text:p>
      <text:p text:style-name="Standard">Y me sugiere una descripción ya guardada</text:p>
      <text:p text:style-name="Standard">Y completo al menos los campos obligatorios</text:p>
      <text:p text:style-name="Standard">Y hago click en el botón “Guardar”</text:p>
      <text:p text:style-name="Standard">Y se guarda la nueva descripción </text:p>
      <text:p text:style-name="Standard">Y vuelve a la vista de las descripciones</text:p>
      <text:p text:style-name="Standard"/>
      <text:p text:style-name="Standard">Modificación:</text:p>
      <text:p text:style-name="Standard">Como usuarios logueado</text:p>
      <text:p text:style-name="Standard">Quiero modificar una descripción</text:p>
      <text:p text:style-name="Standard">Entonces hago click en el botón “Ver descripciones”</text:p>
      <text:p text:style-name="Standard">Y abre una vista con las descripciones ya guardadas si existieran</text:p>
      <text:p text:style-name="Standard">Y hago click en una descripción si ya existiera alguna </text:p>
      <text:p text:style-name="Standard">Y me muestra un formulario con la descripción</text:p>
      <text:p text:style-name="Standard">Y modifico los campos que quiero editar<text:line-break/>Y hago click en el botón “Guardar”</text:p>
      <text:p text:style-name="Standard">Y se guarda la descripción </text:p>
      <text:p text:style-name="Standard">Y vuelve a la vista de las descripciones</text:p>
      <text:p text:style-name="Standard"><text:soft-page-break/></text:p>
      <text:p text:style-name="Standard">Baja:</text:p>
      <text:p text:style-name="Standard">Como usuarios logueado</text:p>
      <text:p text:style-name="Standard">Quiero eliminar una descripción</text:p>
      <text:p text:style-name="Standard">Entonces hago click en el botón “Ver descripciones”</text:p>
      <text:p text:style-name="Standard">Y abre una vista con las descripciones ya guardadas si existieran</text:p>
      <text:p text:style-name="Standard">Y hago click en una descripción si ya existiera alguna </text:p>
      <text:p text:style-name="Standard">Y me muestra un formulario con la descripción</text:p>
      <text:p text:style-name="Standard">Y hago click en el botón “Eliminar”</text:p>
      <text:p text:style-name="Standard">Y se elimina la descripción</text:p>
      <text:p text:style-name="Standard">Y vuelve a la vista de las descripciones</text:p>
      <text:p text:style-name="Standard"><text:s/></text:p>
      <text:p text:style-name="Standard"/>
      <text:p text:style-name="Standard">ABM habilidades blandas</text:p>
      <text:p text:style-name="Standard">Descripción: Muestra un formulario para cargar, modificar o eliminar Habilidades blandas.</text:p>
      <text:p text:style-name="Standard">Prioridad: Alta</text:p>
      <text:p text:style-name="Standard">Campos:</text:p>
      <text:p text:style-name="Standard">Titulo*</text:p>
      <text:p text:style-name="Standard">Descripción*</text:p>
      <text:p text:style-name="Standard"/>
      <text:p text:style-name="Standard">Alta:</text:p>
      <text:p text:style-name="Standard">Como usuario logueado </text:p>
      <text:p text:style-name="Standard">Quiero dar de alta una habilidad blanda.</text:p>
      <text:p text:style-name="Standard">Entonces desde la vista general hago click en el botón “Habilidades Blandas”</text:p>
      <text:p text:style-name="Standard">Y abre la vista de habilidades blandas donde muestra las habilidades guardadas.</text:p>
      <text:p text:style-name="Standard">Y hago click en el botón “Nueva Habilidad”</text:p>
      <text:p text:style-name="Standard">Y abre un formulario con los campos para crear la habilidad</text:p>
      <text:p text:style-name="Standard">Y completo al menos los campos requeridos</text:p>
      <text:p text:style-name="Standard">Y hago click en el botón “Guardar”</text:p>
      <text:p text:style-name="Standard">Y guarda la habilidad</text:p>
      <text:p text:style-name="Standard">Y soy redirigido a la vista de habilidades blandas</text:p>
      <text:p text:style-name="Standard"/>
      <text:p text:style-name="Standard">Modificación:</text:p>
      <text:p text:style-name="Standard">Prerequisito: tener al menos una habilidad blanda ya guardada.</text:p>
      <text:p text:style-name="Standard">Como usuario logueado</text:p>
      <text:p text:style-name="Standard">Quiero modificar una habilidad blanda</text:p>
      <text:p text:style-name="Standard">Entonces desde la vista de habilidades blandas hago click en una habilidad</text:p>
      <text:p text:style-name="Standard">Y me muestra el formulario con los campos cargados de la habilidad</text:p>
      <text:p text:style-name="Standard">Y modifico los campos que quiera editar</text:p>
      <text:p text:style-name="Standard">Y hago click en el botón “Guardar”</text:p>
      <text:p text:style-name="Standard">Y la habilidad es guardada</text:p>
      <text:p text:style-name="Standard">Y soy redirigido a la vista de habilidades blandas</text:p>
      <text:p text:style-name="Standard"/>
      <text:p text:style-name="Standard">Baja:</text:p>
      <text:p text:style-name="Standard">Prerequisito: tener al menos una habilidad blanda</text:p>
      <text:p text:style-name="Standard">Como usuario logueado</text:p>
      <text:p text:style-name="Standard">Quiero eliminar una habilidad blanda</text:p>
      <text:p text:style-name="Standard">Entonces desde la vista de Habilidades blandas hago click en una habilidad</text:p>
      <text:p text:style-name="Standard">Y me muestra el formulario con los campos cargados de la habilidad</text:p>
      <text:p text:style-name="Standard">Y hago click en el botón “Eliminar”</text:p>
      <text:p text:style-name="Standard"/>
      <text:p text:style-name="Standard">ABM habilidades técnicas</text:p>
      <text:p text:style-name="Standard">Descripción: muestra un formulario para cargar, modificar o eliminar habilidades técnicas</text:p>
      <text:p text:style-name="Standard">Prioridad: Alta</text:p>
      <text:p text:style-name="Standard">Campos:</text:p>
      <text:p text:style-name="Standard">Titulo*</text:p>
      <text:p text:style-name="Standard"><text:soft-page-break/>Descripción*</text:p>
      <text:p text:style-name="Standard"/>
      <text:p text:style-name="Standard">Alta:</text:p>
      <text:p text:style-name="Standard">Como usuario logueado</text:p>
      <text:p text:style-name="Standard">Quiero dar de alta una habilidad técnica</text:p>
      <text:p text:style-name="Standard">Entonces desde la vista general hago click en el botón “Habilidades técnicas”</text:p>
      <text:p text:style-name="Standard">Y me muestra la vista de habilidades técnicas donde muestra las habilidades guardadas</text:p>
      <text:p text:style-name="Standard">Y hago click en el botón “Nueva habilidad”</text:p>
      <text:p text:style-name="Standard">Y me muestra un formulario con los campos</text:p>
      <text:p text:style-name="Standard">Y completo por lo menos los campos obligatorios</text:p>
      <text:p text:style-name="Standard">Y hago click en el botón “Guardar”</text:p>
      <text:p text:style-name="Standard">Y guarda la habilidad técnica</text:p>
      <text:p text:style-name="Standard">Y soy redirigido a la vista de habilidades técnicas </text:p>
      <text:p text:style-name="Standard"/>
      <text:p text:style-name="Standard">Modificación:</text:p>
      <text:p text:style-name="Standard">Prerequisito: tener al menos una habilidad técnica guardada</text:p>
      <text:p text:style-name="Standard">Como usuario logueado</text:p>
      <text:p text:style-name="Standard">Quiero modificar una Habilidad técnica</text:p>
      <text:p text:style-name="Standard">Entonces desde la vista de habilidades técnicas hago click en una habilidad</text:p>
      <text:p text:style-name="Standard">Y me muestra un formulario con los campos cargados de la habilidad</text:p>
      <text:p text:style-name="Standard">Y modifico los campos que quiero editar</text:p>
      <text:p text:style-name="Standard">Y hago click en el botón “Guardar”</text:p>
      <text:p text:style-name="Standard">Y guarda la habilidad</text:p>
      <text:p text:style-name="Standard">Y soy redirigido a la vista de habilidades técnicas</text:p>
      <text:p text:style-name="Standard"/>
      <text:p text:style-name="Standard">Eliminar:</text:p>
      <text:p text:style-name="Standard">Prerequisito: tener al menos una habilidad técnica guardada</text:p>
      <text:p text:style-name="Standard">Como usuario logueado </text:p>
      <text:p text:style-name="Standard">Quiero eliminar una habilidad técnica </text:p>
      <text:p text:style-name="Standard">Entonces desde la vista de habilidades técnicas hago click en una habilidad</text:p>
      <text:p text:style-name="Standard">Y me muestra un formulario con los campos cargados de la habilidad</text:p>
      <text:p text:style-name="Standard">Y hago click en el botón “Eliminar”</text:p>
      <text:p text:style-name="Standard">Y elimina la <text:s/>habilidad</text:p>
      <text:p text:style-name="Standard">Y soy redireccionado a la vista de habilidades técnicas</text:p>
      <text:p text:style-name="Standard"/>
      <text:p text:style-name="Standard">ABM habilidades futuras</text:p>
      <text:p text:style-name="Standard">Descripción: Muestra un formulario para cargar, modificar o eliminar Habilidades Futuras.</text:p>
      <text:p text:style-name="Standard">Prioridad: Alta</text:p>
      <text:p text:style-name="Standard">Campos:</text:p>
      <text:p text:style-name="Standard">Titulo*</text:p>
      <text:p text:style-name="Standard">Descripción*</text:p>
      <text:p text:style-name="Standard">Tiempo estimado* [“dentro de 3 meses”, “dentro de 6 meses”, “dentro de 1 año”, “dentro de 2 años”, “dentro de 5 años”]</text:p>
      <text:p text:style-name="Standard"/>
      <text:p text:style-name="Standard">Alta:</text:p>
      <text:p text:style-name="Standard">Como usuario logueado</text:p>
      <text:p text:style-name="Standard">Quiero dar de alta una habilidad futura</text:p>
      <text:p text:style-name="Standard">Entonces desde la vista principal hago click en el botón “Habilidades futuras”</text:p>
      <text:p text:style-name="Standard">Y me dirige a la vista de habilidades futuras mostrando las ya cargadas en caso de que hubieran, caso contrario muestra una vista en blanco.</text:p>
      <text:p text:style-name="Standard">Y hago click el en botón “Nueva habilidad”</text:p>
      <text:p text:style-name="Standard">Y me muestra un formulario con los campos </text:p>
      <text:p text:style-name="Standard">Y completo al menos los campos obligatorios</text:p>
      <text:p text:style-name="Standard">Y hago click en el botón “Guardar”</text:p>
      <text:p text:style-name="Standard"/>
      <text:p text:style-name="Standard">Modificación:</text:p>
      <text:p text:style-name="Standard"><text:soft-page-break/>Requerimiento: Tener al menos una habilidad futura cargada</text:p>
      <text:p text:style-name="Standard">Como usuario logueado</text:p>
      <text:p text:style-name="Standard">Quiero modificar una habilidad Futura</text:p>
      <text:p text:style-name="Standard">Entonces desde la vista de habilidades futuras hago click en una habilidad</text:p>
      <text:p text:style-name="Standard">Y me muestra un formulario con los datos cargados de la habilidad</text:p>
      <text:p text:style-name="Standard">Y Modifico los datos que quiero editar</text:p>
      <text:p text:style-name="Standard">Y hago click en el botón “Guardar”</text:p>
      <text:p text:style-name="Standard">Y es guarda la habilidad </text:p>
      <text:p text:style-name="Standard">Y soy redirigido a la vista de habilidades futuras</text:p>
      <text:p text:style-name="Standard"/>
      <text:p text:style-name="Standard">Baja:</text:p>
      <text:p text:style-name="Standard">Requerimientos: Tener al menos una habilidad futura cargada.</text:p>
      <text:p text:style-name="Standard">Como usuario logueado</text:p>
      <text:p text:style-name="Standard">Quiero eliminar una habilidad futura</text:p>
      <text:p text:style-name="Standard">Entonces desde la vista de habilidades futuras hago click en una habilidad</text:p>
      <text:p text:style-name="Standard">Y me muestra un formulario con los campos de la habilidad cargada</text:p>
      <text:p text:style-name="Standard">Y hago click el en botón “Eliminar”</text:p>
      <text:p text:style-name="Standard">Y se elimina la habilidad</text:p>
      <text:p text:style-name="Standard">Y soy redirigido a la vista de habilidades futuras</text:p>
      <text:p text:style-name="Standard"/>
      <text:p text:style-name="Standard">ABM Logros</text:p>
      <text:p text:style-name="Standard">Descripción: muestra un formulario para cargar, modificar o eliminar Logros</text:p>
      <text:p text:style-name="Standard">Prioridad: Alta</text:p>
      <text:p text:style-name="Standard">Campos:</text:p>
      <text:p text:style-name="Standard">Titulo*</text:p>
      <text:p text:style-name="Standard">Fecha*</text:p>
      <text:p text:style-name="Standard">Descripción*</text:p>
      <text:p text:style-name="Standard"/>
      <text:p text:style-name="Standard">Alta:</text:p>
      <text:p text:style-name="Standard">Como usuario logueado</text:p>
      <text:p text:style-name="Standard">Quiero crear un logro</text:p>
      <text:p text:style-name="Standard">Entonces desde la vista principal hago click en el botón “Logros”</text:p>
      <text:p text:style-name="Standard">Y me muestra la vista de logros con los logros ya cargados, si no hubiera la vista no muestra elementos.</text:p>
      <text:p text:style-name="Standard">Y hago click en el botón “Nuevo Logro”</text:p>
      <text:p text:style-name="Standard">Y me muestra un formulario con los campos</text:p>
      <text:p text:style-name="Standard">Y cargo al menos los campos obligatorios </text:p>
      <text:p text:style-name="Standard">Y hago click en el botón “Guardar”</text:p>
      <text:p text:style-name="Standard"/>
      <text:p text:style-name="Standard">Modificación:</text:p>
      <text:p text:style-name="Standard">Requerimiento: Al menos tener un logro cargado.</text:p>
      <text:p text:style-name="Standard">Como usuario logueado</text:p>
      <text:p text:style-name="Standard">Quiero modificar un logro.</text:p>
      <text:p text:style-name="Standard">Entonces desde la vista de logros hago click en un logro</text:p>
      <text:p text:style-name="Standard">Y me muestra un formulario con los capos cargados del logro</text:p>
      <text:p text:style-name="Standard">Y modifico los campos que quiero editar</text:p>
      <text:p text:style-name="Standard">Y hago click en el botón “Guardar”</text:p>
      <text:p text:style-name="Standard">Y se guarda el logro</text:p>
      <text:p text:style-name="Standard">Y soy redirigido a la vista de logros</text:p>
      <text:p text:style-name="Standard"/>
      <text:p text:style-name="Standard">Baja:</text:p>
      <text:p text:style-name="Standard">Requerimiento: Al menos tener un logro cargado.</text:p>
      <text:p text:style-name="Standard">Como usuario logueado</text:p>
      <text:p text:style-name="Standard">Quiero eliminar un logro</text:p>
      <text:p text:style-name="Standard">Entonces desde la vista de logros hago click en un logro</text:p>
      <text:p text:style-name="Standard">Y me muestra un formulario con los campos de logro</text:p>
      <text:p text:style-name="Standard">Y hago click en el botón “Eliminar”</text:p>
      <text:p text:style-name="Standard"><text:soft-page-break/>Y elimina el logro</text:p>
      <text:p text:style-name="Standard">Y me redirige a la vista de logros.</text:p>
      <text:p text:style-name="Standard"/>
      <text:p text:style-name="Standard">ABM Metas</text:p>
      <text:p text:style-name="Standard">Descripción: muestra un formulario para cargar, modificar o eliminar metas.</text:p>
      <text:p text:style-name="Standard">Prioridad: Alta.</text:p>
      <text:p text:style-name="Standard">Campos:</text:p>
      <text:p text:style-name="Standard">Titulo*</text:p>
      <text:p text:style-name="Standard">Descripción*</text:p>
      <text:p text:style-name="Standard">Tiempo estimado* [“dentro de 3 meses”, “dentro de 6 meses”, “dentro de 1 año”, “dentro de 2 años”, “dentro de 5 años”, “mas de 5 años”]</text:p>
      <text:p text:style-name="Standard"/>
      <text:p text:style-name="Standard">Alta:</text:p>
      <text:p text:style-name="Standard">Como usuario logueado</text:p>
      <text:p text:style-name="Standard">Quiero dar de alta una Meta</text:p>
      <text:p text:style-name="Standard">Entonces desde la vista principal hago click en “Metas”</text:p>
      <text:p text:style-name="Standard">Y me muestra la vista de Metas con las metas existentes, si no hubieran muestra una vista vacía.</text:p>
      <text:p text:style-name="Standard">Y hago click en “Agregar”</text:p>
      <text:p text:style-name="Standard">Y muestra un formulario con los campos a completar</text:p>
      <text:p text:style-name="Standard">Y completo al menos los obligatorios</text:p>
      <text:p text:style-name="Standard">Y hago click en el botón “Guardar”</text:p>
      <text:p text:style-name="Standard">Y se guarda la meta</text:p>
      <text:p text:style-name="Standard">Y soy redirigido a la vista de metas.</text:p>
      <text:p text:style-name="Standard"/>
      <text:p text:style-name="Standard">Modificación:</text:p>
      <text:p text:style-name="Standard">Requerimiento: tener al menos una meta guarda.</text:p>
      <text:p text:style-name="Standard">Como usuario logueado</text:p>
      <text:p text:style-name="Standard">Quiero modificar una meta</text:p>
      <text:p text:style-name="Standard">Entonces desde la vista de metas hago click en una meta<text:line-break/>Y muestra un formulario con los datos cargados de la meta</text:p>
      <text:p text:style-name="Standard">Y modifico los datos que quiera editar</text:p>
      <text:p text:style-name="Standard">Y hago click en el botón “Guardar”</text:p>
      <text:p text:style-name="Standard">Y la meta se guarda</text:p>
      <text:p text:style-name="Standard">Y soy redirigido a la vista de metas</text:p>
      <text:p text:style-name="Standard"/>
      <text:p text:style-name="Standard">Baja:</text:p>
      <text:p text:style-name="Standard">Requerimiento: tener al menos una meta guarda.</text:p>
      <text:p text:style-name="Standard">Como usuario logueado</text:p>
      <text:p text:style-name="Standard">Quiero eliminar una meta</text:p>
      <text:p text:style-name="Standard">Entonces desde la vista de metas hago click en una meta</text:p>
      <text:p text:style-name="Standard">Y muestra un formulario con los datos cargados de la meta</text:p>
      <text:p text:style-name="Standard">Y hago click en el botón “Eliminar”</text:p>
      <text:p text:style-name="Standard">Y la meta es eliminada</text:p>
      <text:p text:style-name="Standard">Y soy redirigido a la vista de metas</text:p>
      <text:p text:style-name="Standard"/>
      <text:p text:style-name="Standard">ABM Estudios</text:p>
      <text:p text:style-name="Standard">Descripción: muestra un formulario para cargar, modificar o eliminar Estudios.</text:p>
      <text:p text:style-name="Standard">Prioridad: alta</text:p>
      <text:p text:style-name="Standard">Campos:</text:p>
      <text:p text:style-name="Standard">Titulo*</text:p>
      <text:p text:style-name="Standard">Comienzo*</text:p>
      <text:p text:style-name="Standard">Fin*[fecha, “en curso”]</text:p>
      <text:p text:style-name="Standard">Descripción*</text:p>
      <text:p text:style-name="Standard"/>
      <text:p text:style-name="Standard">Alta:</text:p>
      <text:p text:style-name="Standard">Como usuario logueado</text:p>
      <text:p text:style-name="Standard"><text:soft-page-break/>Quiero crear un nuevos estudio</text:p>
      <text:p text:style-name="Standard">Entonces desde la vista general hago click en el botón “Estudios”</text:p>
      <text:p text:style-name="Standard">Y me muestra la vista de estudios con los estudios ya existentes, en caso de que no hubieran muestra una vista vaciá.</text:p>
      <text:p text:style-name="Standard">Y hago click en el botón Guardar</text:p>
      <text:p text:style-name="Standard">Y el estudio se guarda</text:p>
      <text:p text:style-name="Standard">Y soy redirigido a la vista de Estudios</text:p>
      <text:p text:style-name="Standard"/>
      <text:p text:style-name="Standard">Modificación:</text:p>
      <text:p text:style-name="Standard">Requerimiento: al menos tener un Estudio guardados</text:p>
      <text:p text:style-name="Standard">Quiero modificar un estudio</text:p>
      <text:p text:style-name="Standard">Entonces desde la vista de estudios hago click en un estudio</text:p>
      <text:p text:style-name="Standard">Y me muestra un formulario con lo datos cargados del estudio</text:p>
      <text:p text:style-name="Standard">Y modifico los campos que quiero editar</text:p>
      <text:p text:style-name="Standard">Y hago click en el botón “Guardar”</text:p>
      <text:p text:style-name="Standard">Y se guarda el estudio</text:p>
      <text:p text:style-name="Standard">Y soy redirigido a la vista de estudios</text:p>
      <text:p text:style-name="Standard"/>
      <text:p text:style-name="Standard">Baja:</text:p>
      <text:p text:style-name="Standard">Requerimiento: al menos tener un Estudio guardados</text:p>
      <text:p text:style-name="Standard">Quiero eliminar un estudio</text:p>
      <text:p text:style-name="Standard">Entonces desde la vista de estudios hago click en un estudio</text:p>
      <text:p text:style-name="Standard">Y me muestra un formulario con lo datos cargados del estudio</text:p>
      <text:p text:style-name="Standard">Y hago click en el botón “Eliminar”</text:p>
      <text:p text:style-name="Standard">Y se elimina el estudio</text:p>
      <text:p text:style-name="Standard">Y soy redirigido a la vista de estudios</text:p>
      <text:p text:style-name="Standard"/>
      <text:p text:style-name="Standard">ABM Idiomas</text:p>
      <text:p text:style-name="Standard">Descripción: muestra un formulario para cargar, modificar o eliminar Idiomas.</text:p>
      <text:p text:style-name="Standard">Prioridad: alta</text:p>
      <text:p text:style-name="Standard">Campos</text:p>
      <text:p text:style-name="Standard">Titulo*</text:p>
      <text:p text:style-name="Standard">Nivel</text:p>
      <text:p text:style-name="Standard"/>
      <text:p text:style-name="Standard">Alta:</text:p>
      <text:p text:style-name="Standard">Como usuario logueado</text:p>
      <text:p text:style-name="Standard">Quiero cargar un nuevo Idioma</text:p>
      <text:p text:style-name="Standard">Entonces desde la vista general hago click en el botón “Idiomas”</text:p>
      <text:p text:style-name="Standard">Y me muestra la vista de Idiomas con los Idiomas existentes, en caso de no haber muestra una vista vacía</text:p>
      <text:p text:style-name="Standard">Y hago click en el botón “Nuevo Idioma”</text:p>
      <text:p text:style-name="Standard">Y muestra un formulario con los campos</text:p>
      <text:p text:style-name="Standard">Y completo al menos los campos obligatorios</text:p>
      <text:p text:style-name="Standard">Y hago click en el botón “Guardar”</text:p>
      <text:p text:style-name="Standard">Y el Idioma se guarda</text:p>
      <text:p text:style-name="Standard">Y soy redirigido a la vista de Idiomas</text:p>
      <text:p text:style-name="Standard"/>
      <text:p text:style-name="Standard">Modificación:</text:p>
      <text:p text:style-name="Standard">Requerimiento: Al menos tener un Idioma cargado.</text:p>
      <text:p text:style-name="Standard">Como usuario logueado</text:p>
      <text:p text:style-name="Standard">Quiero modificar un Idioma</text:p>
      <text:p text:style-name="Standard">Entonces desde la vista de Idiomas hago click en un Idioma</text:p>
      <text:p text:style-name="Standard">Y me muestra un formulario con los campos cargados del Idioma</text:p>
      <text:p text:style-name="Standard">Y modifico los campos que quiero editar</text:p>
      <text:p text:style-name="Standard">Y hago click en el botón “Guardar”</text:p>
      <text:p text:style-name="Standard">Y el Idioma se guarda</text:p>
      <text:p text:style-name="Standard">Y soy redirigido a la vista de Idiomas</text:p>
      <text:p text:style-name="Standard"><text:soft-page-break/></text:p>
      <text:p text:style-name="Standard">Baja:</text:p>
      <text:p text:style-name="Standard">Requerimiento: Al menos tener un Idioma cargado.</text:p>
      <text:p text:style-name="Standard">Como usuario logueado</text:p>
      <text:p text:style-name="Standard">Quiero eliminar un Idioma</text:p>
      <text:p text:style-name="Standard">Entonces desde la vista de Idiomas hago click en un Idioma</text:p>
      <text:p text:style-name="Standard">Y me muestra un formulario con los campos cargados del Idioma</text:p>
      <text:p text:style-name="Standard">Y hago click en el botón “Eliminar”</text:p>
      <text:p text:style-name="Standard">Y el Idioma es eliminado</text:p>
      <text:p text:style-name="Standard">Y soy redirigido a la vista de Idiomas</text:p>
      <text:p text:style-name="Standard"/>
      <text:p text:style-name="Standard">ABM Proyectos</text:p>
      <text:p text:style-name="Standard">Descripción: muestra un formulario para cargar, modificar y eliminar proyectos</text:p>
      <text:p text:style-name="Standard">Prioridad: alta</text:p>
      <text:p text:style-name="Standard">Campos:</text:p>
      <text:p text:style-name="Standard">Titulo*</text:p>
      <text:p text:style-name="Standard">Comienzo*</text:p>
      <text:p text:style-name="Standard">Fin*[fecha, “en curso”]</text:p>
      <text:p text:style-name="Standard">Rol</text:p>
      <text:p text:style-name="Standard">Descripción*</text:p>
      <text:p text:style-name="Standard">Vínculos</text:p>
      <text:p text:style-name="Standard"/>
      <text:p text:style-name="Standard">Alta:</text:p>
      <text:p text:style-name="Standard">Como usuario logueado</text:p>
      <text:p text:style-name="Standard">Quiero dar de alta un proyecto</text:p>
      <text:p text:style-name="Standard">Entonces desde la vista principal hago click en el botón “Proyectos”</text:p>
      <text:p text:style-name="Standard">Y me muestra la vista de proyectos con los proyectos existentes, de no existir alguno muestra una vista vacía.</text:p>
      <text:p text:style-name="Standard">Y hago click en el botón “Nuevo Proyecto”</text:p>
      <text:p text:style-name="Standard">Y me muestra un formulario con los campos</text:p>
      <text:p text:style-name="Standard">Y completo al menos los campos obligatorios</text:p>
      <text:p text:style-name="Standard">Y hago click en el botón “Guardar”</text:p>
      <text:p text:style-name="Standard">Y el proyecto se guarda</text:p>
      <text:p text:style-name="Standard">Y soy redirigido a la vista de proyectos</text:p>
      <text:p text:style-name="Standard"/>
      <text:p text:style-name="Standard">Modificación:</text:p>
      <text:p text:style-name="Standard">Requerimiento: Tener al menos un proyecto cargado</text:p>
      <text:p text:style-name="Standard">Como usuario logueado</text:p>
      <text:p text:style-name="Standard">Quiero modificar un proyecto</text:p>
      <text:p text:style-name="Standard">Entonces desde la vista de proyectos hago click en un proyecto</text:p>
      <text:p text:style-name="Standard">Y me muestra un formulario con los campos cargados </text:p>
      <text:p text:style-name="Standard">Y modifico los campos que quiero editar</text:p>
      <text:p text:style-name="Standard">Y hago click en el botón “Guardar”</text:p>
      <text:p text:style-name="Standard">Y se guarda el proyecto </text:p>
      <text:p text:style-name="Standard">Y soy redirigido a la vista de proyectos</text:p>
      <text:p text:style-name="Standard"/>
      <text:p text:style-name="Standard">Baja:</text:p>
      <text:p text:style-name="Standard">Requerimiento: Tener al menos un proyecto cargado</text:p>
      <text:p text:style-name="Standard">Como usuario logueado</text:p>
      <text:p text:style-name="Standard">Quiero eliminar un proyecto</text:p>
      <text:p text:style-name="Standard">Entonces desde la vista de proyectos hago click en un proyecto</text:p>
      <text:p text:style-name="Standard">Y me muestra un formulario con los campos cargados </text:p>
      <text:p text:style-name="Standard">Y hago click en el botón “Eliminar”</text:p>
      <text:p text:style-name="Standard">Y se elimina el proyecto </text:p>
      <text:p text:style-name="Standard">Y soy redirigido a la vista de proyectos</text:p>
      <text:p text:style-name="Standard"/>
      <text:p text:style-name="Standard">ABM Experiencias laborales</text:p>
      <text:p text:style-name="Standard"><text:soft-page-break/>ABM Proyectos</text:p>
      <text:p text:style-name="Standard">Descripción: muestra un formulario para cargar, modificar y eliminar experiencias laborales</text:p>
      <text:p text:style-name="Standard">Prioridad: alta</text:p>
      <text:p text:style-name="Standard">Campos:</text:p>
      <text:p text:style-name="Standard">Titulo*</text:p>
      <text:p text:style-name="Standard">Comienzo*</text:p>
      <text:p text:style-name="Standard">Fin*[fecha, “Actualidad”]</text:p>
      <text:p text:style-name="Standard">Rol</text:p>
      <text:p text:style-name="Standard">Descripción*</text:p>
      <text:p text:style-name="Standard"/>
      <text:p text:style-name="Standard">Alta:</text:p>
      <text:p text:style-name="Standard">Como usuario logueado</text:p>
      <text:p text:style-name="Standard">Quiero dar de alta un experiencia laboral</text:p>
      <text:p text:style-name="Standard">Entonces desde la vista principal hago click en el botón “Experiencias laborales”</text:p>
      <text:p text:style-name="Standard">Y me muestra la vista de experiencias laborales con las experiencias existentes, de no existir alguno muestra una vista vacía.</text:p>
      <text:p text:style-name="Standard">Y hago click en el botón “Nuevo Experiencia”</text:p>
      <text:p text:style-name="Standard">Y me muestra un formulario con los campos</text:p>
      <text:p text:style-name="Standard">Y completo al menos los campos obligatorios</text:p>
      <text:p text:style-name="Standard">Y hago click en el botón “Guardar”</text:p>
      <text:p text:style-name="Standard">Y la experiencia se guarda</text:p>
      <text:p text:style-name="Standard">Y soy redirigido a la vista de experiencias laborales</text:p>
      <text:p text:style-name="Standard"/>
      <text:p text:style-name="Standard">Modificación:</text:p>
      <text:p text:style-name="Standard">Requerimiento: Tener al menos una experiencia laboral cargado</text:p>
      <text:p text:style-name="Standard">Como usuario logueado</text:p>
      <text:p text:style-name="Standard">Quiero modificar un experiencia laboral</text:p>
      <text:p text:style-name="Standard">Entonces desde la vista de experiencias laborales hago click en una experiencia</text:p>
      <text:p text:style-name="Standard">Y me muestra un formulario con los campos cargados </text:p>
      <text:p text:style-name="Standard">Y modifico los campos que quiero editar</text:p>
      <text:p text:style-name="Standard">Y hago click en el botón “Guardar”</text:p>
      <text:p text:style-name="Standard">Y se guarda la experiencia</text:p>
      <text:p text:style-name="Standard">Y soy redirigido a la vista de experiencias laborales</text:p>
      <text:p text:style-name="Standard"/>
      <text:p text:style-name="Standard">Baja:</text:p>
      <text:p text:style-name="Standard">Requerimiento: Tener al menos una experiencia laboral cargada</text:p>
      <text:p text:style-name="Standard">Como usuario logueado</text:p>
      <text:p text:style-name="Standard">Quiero eliminar una experiencia laboral</text:p>
      <text:p text:style-name="Standard">Entonces desde la vista de experiencias laborales hago click en una experiencia</text:p>
      <text:p text:style-name="Standard">Y me muestra un formulario con los campos cargados </text:p>
      <text:p text:style-name="Standard">Y hago click en el botón “Eliminar”</text:p>
      <text:p text:style-name="Standard">Y se elimina la experiencia </text:p>
      <text:p text:style-name="Standard">Y soy redirigido a la vista de experiencias laborales</text:p>
      <text:p text:style-name="Standard"/>
      <text:p text:style-name="Standard">ABM composición de currículum</text:p>
      <text:p text:style-name="Standard">Descripción: Muestra un formulario para cargar, modificar o eliminar composiciones de currículums.</text:p>
      <text:p text:style-name="Standard">Prioridad: alta</text:p>
      <text:p text:style-name="Standard">Campos:</text:p>
      <text:p text:style-name="Standard">Titulo*</text:p>
      <text:p text:style-name="Standard">Descripción</text:p>
      <text:p text:style-name="Standard">Datos personales de usuario*</text:p>
      <text:p text:style-name="Standard">Acerca del usuario*</text:p>
      <text:p text:style-name="Standard">Habilidades blandas</text:p>
      <text:p text:style-name="Standard">Habilidades técnicas </text:p>
      <text:p text:style-name="Standard">Habilidades futuras</text:p>
      <text:p text:style-name="Standard">Logros</text:p>
      <text:p text:style-name="Standard"><text:soft-page-break/>Metas</text:p>
      <text:p text:style-name="Standard">Estudios</text:p>
      <text:p text:style-name="Standard">Idiomas</text:p>
      <text:p text:style-name="Standard">Proyectos</text:p>
      <text:p text:style-name="Standard">Experiencias laborales</text:p>
      <text:p text:style-name="Standard"/>
      <text:p text:style-name="Standard">- Para los campos “Habilidades blandas”, “Habilidades técnicas”, “Habilidades futuras”, “Logros”, “Metas”, “Estudios”, “Proyectos” y “Experiencias laborales” se muestra una caja vacía donde se pueden agregar (desde un modal que muestra los ítems disponibles) , quitar y ordenar ítems de la categoría correspondiente.</text:p>
      <text:p text:style-name="Standard"/>
      <text:p text:style-name="Standard">- En el caso de “Modificación” o “Baja” van a aparecer los botones correspondientes a la acción de exportar a formato PDF o JSON que al ser clickeados generaran un archivo a almacenar que integre la información del CV con el formato seleccionado.</text:p>
      <text:p text:style-name="Standard"/>
      <text:p text:style-name="Standard">Alta: </text:p>
      <text:p text:style-name="Standard">Como usuario logueado</text:p>
      <text:p text:style-name="Standard">Quiero componer un nuevo CV</text:p>
      <text:p text:style-name="Standard">Entonces desde la vista general hago click en “Nuevo CV”</text:p>
      <text:p text:style-name="Standard">Y me muestra un formulario con los campos</text:p>
      <text:p text:style-name="Standard">Y completo al menos los campos obligatorios</text:p>
      <text:p text:style-name="Standard">Y hago click en el botón “Guardar”</text:p>
      <text:p text:style-name="Standard">Y se guarda la composición</text:p>
      <text:p text:style-name="Standard">Y soy redirigido al formulario de modificación de la composición del CV recién guardado.</text:p>
      <text:p text:style-name="Standard"/>
      <text:p text:style-name="Standard">Modificación:</text:p>
      <text:p text:style-name="Standard">Requerimiento: al menos tener una composición de CV ya guardada.</text:p>
      <text:p text:style-name="Standard">Como usuario logueado</text:p>
      <text:p text:style-name="Standard">Quiero modificar una composición de CV</text:p>
      <text:p text:style-name="Standard">Entonces desde la vista general hago click en el botón de la composición que quiero editar</text:p>
      <text:p text:style-name="Standard">Y me muestra el formulario con los campos cargados</text:p>
      <text:p text:style-name="Standard">Y modifico los campos que quiero editar</text:p>
      <text:p text:style-name="Standard">Y hago click en el botón “Guardar”</text:p>
      <text:p text:style-name="Standard">Y la composición se guarda</text:p>
      <text:p text:style-name="Standard">Y en el formulario aparece una confirmación que a los segundos desaparece advirtiendo del éxito al guardar.</text:p>
      <text:p text:style-name="Standard"/>
      <text:p text:style-name="Standard">Baja:</text:p>
      <text:p text:style-name="Standard">Requerimiento: al menos tener una composición de CV ya guardada.</text:p>
      <text:p text:style-name="Standard">Como usuario logueado</text:p>
      <text:p text:style-name="Standard">Quiero eliminar una composición de CV</text:p>
      <text:p text:style-name="Standard">Entonces desde la vista general hago click en el botón de la composición que quiero eliminar</text:p>
      <text:p text:style-name="Standard">Y me muestra el formulario con los campos cargados</text:p>
      <text:p text:style-name="Standard">Y hago click en el botón “Eliminar”</text:p>
      <text:p text:style-name="Standard">Y la composición se elimina</text:p>
      <text:p text:style-name="Standard">Y soy redirigido a la vista gener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20:45:56.422000000</meta:creation-date>
    <dc:date>2023-06-11T17:04:54.189000000</dc:date>
    <meta:editing-duration>PT15H27M42S</meta:editing-duration>
    <meta:editing-cycles>9</meta:editing-cycles>
    <meta:generator>LibreOffice/7.5.2.2$Windows_X86_64 LibreOffice_project/53bb9681a964705cf672590721dbc85eb4d0c3a2</meta:generator>
    <meta:document-statistic meta:table-count="0" meta:image-count="0" meta:object-count="0" meta:page-count="11" meta:paragraph-count="530" meta:word-count="3304" meta:character-count="19433" meta:non-whitespace-character-count="16634"/>
  </office:meta>
</office:document-meta>
</file>